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style:text-line-through-style="solid" style:text-line-through-type="single" style:font-name="Liberation Mono" officeooo:rsid="000b5c92" officeooo:paragraph-rsid="000b5c92"/>
    </style:style>
    <style:style style:name="P2" style:family="paragraph" style:parent-style-name="Preformatted_20_Text">
      <style:text-properties style:font-name="Liberation Mono" officeooo:rsid="000b5c92" officeooo:paragraph-rsid="000b5c92"/>
    </style:style>
    <style:style style:name="P3" style:family="paragraph" style:parent-style-name="Preformatted_20_Text">
      <style:text-properties style:font-name="Liberation Mono" fo:font-size="10.5pt" officeooo:rsid="000b5c92" officeooo:paragraph-rsid="000b5c92" style:font-size-asian="10.5pt" style:font-size-complex="10.5pt"/>
    </style:style>
    <style:style style:name="P4" style:family="paragraph" style:parent-style-name="Preformatted_20_Text">
      <style:text-properties style:font-name="Liberation Mono" fo:font-size="10.5pt" officeooo:rsid="000b5c92" officeooo:paragraph-rsid="000b5c92" fo:background-color="#ffff99" style:font-size-asian="10.5pt" style:font-size-complex="10.5pt"/>
    </style:style>
    <style:style style:name="P5" style:family="paragraph" style:parent-style-name="Preformatted_20_Text">
      <style:text-properties style:font-name="Liberation Mono" fo:font-size="10.5pt" fo:font-weight="bold" officeooo:rsid="000b5c92" officeooo:paragraph-rsid="000b5c92" style:font-size-asian="10.5pt" style:font-weight-asian="bold" style:font-size-complex="10.5pt" style:font-weight-complex="bold"/>
    </style:style>
    <style:style style:name="P6" style:family="paragraph" style:parent-style-name="Preformatted_20_Text">
      <style:text-properties style:font-name="Liberation Mono" fo:font-size="12pt" officeooo:rsid="000b5c92" officeooo:paragraph-rsid="000b5c92" style:font-size-asian="12pt" style:font-size-complex="12pt"/>
    </style:style>
    <style:style style:name="P7" style:family="paragraph" style:parent-style-name="Preformatted_20_Text">
      <style:text-properties style:font-name="Liberation Mono" fo:font-size="13pt" fo:font-weight="bold" officeooo:rsid="000b5c92" officeooo:paragraph-rsid="000b5c92" style:font-size-asian="13pt" style:font-weight-asian="bold" style:font-size-complex="13pt" style:font-weight-complex="bold"/>
    </style:style>
    <style:style style:name="P8" style:family="paragraph" style:parent-style-name="Preformatted_20_Text">
      <style:text-properties style:font-name="Liberation Mono" officeooo:rsid="000b5c92" officeooo:paragraph-rsid="000b5c92" fo:background-color="#ffff99"/>
    </style:style>
    <style:style style:name="P9" style:family="paragraph" style:parent-style-name="Preformatted_20_Text" style:list-style-name="L1">
      <style:text-properties style:font-name="Liberation Mono" fo:font-size="10.5pt" officeooo:rsid="000b5c92" officeooo:paragraph-rsid="000b5c92" style:font-size-asian="10.5pt" style:font-size-complex="10.5pt"/>
    </style:style>
    <style:style style:name="P10" style:family="paragraph" style:parent-style-name="Preformatted_20_Text">
      <style:text-properties style:font-name="Liberation Mono" fo:font-size="10.5pt" officeooo:rsid="000b5c92" officeooo:paragraph-rsid="000ececd" fo:background-color="#ffff99" style:font-size-asian="10.5pt" style:font-size-complex="10.5pt"/>
    </style:style>
    <style:style style:name="P11" style:family="paragraph" style:parent-style-name="Preformatted_20_Text">
      <style:text-properties style:font-name="Liberation Mono" fo:font-size="10.5pt" officeooo:rsid="000b5c92" officeooo:paragraph-rsid="000b5c92" fo:background-color="#ffff99" style:font-size-asian="10.5pt" style:font-size-complex="10.5pt"/>
    </style:style>
    <style:style style:name="P12" style:family="paragraph" style:parent-style-name="Preformatted_20_Text" style:list-style-name="L1">
      <style:text-properties style:text-line-through-style="solid" style:text-line-through-type="single" style:font-name="Liberation Mono" fo:font-size="10.5pt" officeooo:rsid="000b5c92" officeooo:paragraph-rsid="000b5c92" style:font-size-asian="10.5pt" style:font-size-complex="10.5pt"/>
    </style:style>
    <style:style style:name="T1" style:family="text">
      <style:text-properties fo:background-color="#ffff99" loext:char-shading-value="0"/>
    </style:style>
    <style:style style:name="T2" style:family="text">
      <style:text-properties style:text-line-through-style="solid" style:text-line-through-type="single"/>
    </style:style>
    <style:style style:name="T3" style:family="text">
      <style:text-properties fo:font-weight="bold" style:font-weight-asian="bold" style:font-weight-complex="bold"/>
    </style:style>
    <style:style style:name="T4" style:family="text">
      <style:text-properties fo:font-size="10.5pt" style:font-size-asian="10.5pt" style:font-size-complex="10.5pt"/>
    </style:style>
    <style:style style:name="T5" style:family="text">
      <style:text-properties officeooo:rsid="000d8b81"/>
    </style:style>
    <style:style style:name="T6" style:family="text">
      <style:text-properties officeooo:rsid="000ececd"/>
    </style:style>
    <text:list-style style:name="L1">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text:span text:style-name="T4">nput: Android User Last Login More Than 30 Days </text:span></text:p>
      <text:p text:style-name="P3">Output: {"query":{"bool":{"must":[{"terms":{"platform":["android"]}},{"range":{"last_login_on_app":{"lte":"now-30d"}}}]}}}</text:p>
      <text:p text:style-name="P3"/>
      <text:p text:style-name="P6">A typical compiler does the following steps:</text:p>
      <text:list xml:id="list1228711955088029515" text:style-name="L1">
        <text:list-item>
          <text:p text:style-name="P9"><text:s/><text:span text:style-name="T3">Lexing</text:span>: checks for the syntax of tokens and list their types. Generates <text:s text:c="2"/>tokens for Parser.</text:p>
        </text:list-item>
        <text:list-item>
          <text:p text:style-name="P9"><text:s/><text:span text:style-name="T3">Parsing</text:span>: the source text is converted to an abstract syntax tree (AST).</text:p>
        </text:list-item>
        <text:list-item>
          <text:p text:style-name="P9"><text:s/><text:span text:style-name="T3">Semantic</text:span> <text:span text:style-name="T3">validation</text:span>: weeding out syntactically correct statements that make no sense, e.g. unreachable code or duplicate declarations.</text:p>
        </text:list-item>
        <text:list-item>
          <text:p text:style-name="P9"><text:s/><text:span text:style-name="T2">Equivalent transformations and high-level optimization: the AST is transformed to represent a more efficient computation with the same semantics. This includes e.g. early calculation of common subexpressions and constant expressions, eliminating excessive local assignments (see also SSA), etc.</text:span></text:p>
        </text:list-item>
        <text:list-item>
          <text:p text:style-name="P12"><text:s/>Code generation: the AST is transformed into linear low-level code, with jumps, register allocation and the like. Some function calls can be inlined at this stage, some loops unrolled, etc.</text:p>
        </text:list-item>
        <text:list-item>
          <text:p text:style-name="P12">Peephole optimization: the low-level code is scanned for simple local inefficiencies which are eliminated.</text:p>
        </text:list-item>
      </text:list>
      <text:p text:style-name="P1"/>
      <text:p text:style-name="P2"/>
      <text:p text:style-name="P7">Define your language well</text:p>
      <text:p text:style-name="P3">Use whatever notation you want, but make sure you have a complete and consistent description of your language. This includes both syntax and semantics.</text:p>
      <text:p text:style-name="P3">Our Language is dead simple. A single line of combination of segments and operators and parentheses.</text:p>
      <text:p text:style-name="P3">Grammar(Production Rule):</text:p>
      <text:p text:style-name="P4"><text:s/>expr --&gt; SEGMENT</text:p>
      <text:p text:style-name="P4"><text:s/>expr --&gt; ( expr )</text:p>
      <text:p text:style-name="P4"><text:s/>expr --&gt; expr <text:span text:style-name="T6">OR</text:span> expr</text:p>
      <text:p text:style-name="P10"><text:s/>expr --&gt; expr <text:span text:style-name="T6">AND</text:span> expr</text:p>
      <text:p text:style-name="P10"><text:s/>expr --&gt; expr !<text:span text:style-name="T6">IN</text:span> expr</text:p>
      <text:p text:style-name="P4"><text:s/>SEGMENT <text:s/>: ^([A-Z a-z]+[0-9 _ A-Z a-z]*)$ ;</text:p>
      <text:p text:style-name="P8"/>
      <text:p text:style-name="P2"/>
      <text:p text:style-name="P7">Use your favorite language</text:p>
      <text:p text:style-name="P3">It's totally OK to write a compiler in Python or Ruby or whatever language is easy for you. Use simple algorithms you understand well. The first version does not have to be fast, or efficient, or feature-complete. It only needs to be correct enough and easy to modify.</text:p>
      <text:p text:style-name="P3"/>
      <text:p text:style-name="P7">Writing a lot of tests</text:p>
      <text:p text:style-name="P2"/>
      <text:p text:style-name="P7">Create a good parser</text:p>
      <text:p text:style-name="P3">Parser generators are many. Pick whatever you want. You may also write your own parser from scratch, but it only worth it if syntax of your language is dead simple(which is the case).</text:p>
      <text:p text:style-name="P2"/>
      <text:p text:style-name="P3">A typical parser generator associates executable code with each of the rules of the grammar that should be executed when these rules are applied by the parser. These pieces of code are sometimes referred to as semantic action routines since they define the semantics of the syntactic structure that is analyzed by the parser. Depending upon the type of parser that should be generated, these routines may construct a parse tree (or abstract syntax tree), or generate executable code directly.</text:p>
      <text:p text:style-name="P3"/>
      <text:p text:style-name="P3"><text:soft-page-break/></text:p>
      <text:p text:style-name="P5">Do we need a lexer?</text:p>
      <text:p text:style-name="P3">Simplicity of design. Separate the lexical logic from parser.</text:p>
      <text:p text:style-name="P3">Helped in checking syntax error.</text:p>
      <text:p text:style-name="P3">LL(1) Lexer has been used.</text:p>
      <text:p text:style-name="P3"/>
      <text:p text:style-name="P5">Parser</text:p>
      <text:p text:style-name="P3">Top-down(LL/ParsingExpressionGrammar/RecursiveDecentParser). MP LL(1) </text:p>
      <text:p text:style-name="P3"/>
      <text:p text:style-name="P5">OPERATOR PRECEDENCE*</text:p>
      <text:p text:style-name="P3">One of the common pitfalls of language parsing is operator precedence. Parsing x</text:p>
      <text:p text:style-name="P3">+ y * z should not produce the same result as (x + y) * z, same for all other</text:p>
      <text:p text:style-name="P3">operators. Each language has an operator precedence table, often based on</text:p>
      <text:p text:style-name="P3">mathematics order of operations. Several ways to handle this exist. Yacc-based</text:p>
      <text:p text:style-name="P3">parsers implement the <text:span text:style-name="T1">Shunting Yard algorithm</text:span> in which you give a precedence</text:p>
      <text:p text:style-name="P3">level to each kind of operator. I have also built the parser on that logic.</text:p>
      <text:p text:style-name="P3"/>
      <text:p text:style-name="P3"/>
      <text:p text:style-name="P3"/>
      <text:p text:style-name="P3">* For our case precedence of operators(AND,OR,!IN) doesn’t make sense due to challenges as discussed in Precedence Concern.<text:span text:style-name="T5">odt</text:span></text:p>
      <text:p text:style-name="P3"/>
      <text:p text:style-name="P3">Reference: https://softwareengineering.stackexchange.com/questions/165543/how-to-write-a-very-basic-compiler</text:p>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04T04:00:44.351043342</dc:date>
    <meta:editing-duration>PT13M35S</meta:editing-duration>
    <meta:editing-cycles>4</meta:editing-cycles>
    <meta:generator>LibreOffice/5.1.6.2$Linux_X86_64 LibreOffice_project/10m0$Build-2</meta:generator>
    <meta:document-statistic meta:table-count="0" meta:image-count="0" meta:object-count="0" meta:page-count="2" meta:paragraph-count="40" meta:word-count="538" meta:character-count="3498" meta:non-whitespace-character-count="2995"/>
  </office:meta>
</office:document-meta>
</file>